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aecf00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808019" draw:textarea-horizontal-align="justify" draw:textarea-vertical-align="top" draw:auto-grow-height="true" fo:min-height="0.889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b3b300" draw:textarea-horizontal-align="justify" draw:textarea-vertical-align="top" draw:auto-grow-height="true" fo:min-height="1.02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128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08cm" fo:margin-bottom="0cm" fo:line-height="150%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6.479cm" svg:height="7.382cm" svg:x="2.806cm" svg:y="3.282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207cm" svg:height="1.353cm" svg:x="9.711cm" svg:y="16.517cm">
          <text:p text:style-name="P1"><text:span text:style-name="T2">YANG files for sess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4.215cm" svg:y="4.68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5.981cm" svg:y1="6.834cm" svg:x2="5.971cm" svg:y2="7.795cm">
          <text:p/>
        </draw:line>
        <draw:custom-shape draw:style-name="gr5" draw:text-style-name="P3" draw:layer="layout" svg:width="3.164cm" svg:height="2.037cm" svg:x="4.372cm" svg:y="7.868cm">
          <text:p text:style-name="P1"><text:span text:style-name="T2">session</text:span><text:span text:style-name="T2"><text:line-break/></text:span><text:span text:style-name="T2">manag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6.267cm" svg:height="0.65cm" svg:x="9.498cm" svg:y="5.09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306cm" svg:height="1.149cm" svg:x="4.017cm" svg:y="11.516cm">
          <text:p text:style-name="P5"><text:span text:style-name="T2">$HOME/.yangtools/tmp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6.126cm" svg:height="1.28cm" svg:x="4.998cm" svg:y="12.99cm">
          <text:p text:style-name="P5"><text:span text:style-name="T2">&lt;yangcli-instance&gt;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479cm" svg:height="7.382cm" svg:x="16.061cm" svg:y="3.232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513cm" svg:height="2.069cm" svg:x="17.47cm" svg:y="4.63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19.236cm" svg:y1="6.784cm" svg:x2="19.226cm" svg:y2="7.745cm">
          <text:p/>
        </draw:line>
        <draw:custom-shape draw:style-name="gr11" draw:text-style-name="P3" draw:layer="layout" svg:width="3.164cm" svg:height="2.037cm" svg:x="17.627cm" svg:y="7.818cm">
          <text:p text:style-name="P1"><text:span text:style-name="T2">running</text:span><text:span text:style-name="T2"><text:line-break/></text:span><text:span text:style-name="T2">config</text:span></text:p>
          <draw:enhanced-geometry svg:viewBox="0 0 21600 21600" draw:type="mso-spt202" draw:enhanced-path="M 0 0 L 21600 0 21600 21600 0 21600 0 0 Z N"/>
        </draw:custom-shape>
        <draw:line draw:style-name="gr12" draw:layer="layout" svg:x1="5.749cm" svg:y1="10.02cm" svg:x2="5.747cm" svg:y2="11.537cm">
          <text:p/>
        </draw:line>
        <draw:custom-shape draw:style-name="gr13" draw:text-style-name="P6" draw:layer="layout" svg:width="6.19cm" svg:height="1.388cm" svg:x="6.475cm" svg:y="14.638cm">
          <text:p text:style-name="P5"><text:span text:style-name="T2">&lt;session-instance&gt;</text:span></text:p>
          <draw:enhanced-geometry svg:viewBox="0 0 21600 21600" draw:type="mso-spt202" draw:enhanced-path="M 0 0 L 21600 0 21600 21600 0 21600 0 0 Z N"/>
        </draw:custom-shape>
        <draw:frame draw:style-name="gr14" draw:layer="layout" svg:width="3.156cm" svg:height="1.267cm" svg:x="10.931cm" svg:y="3.686cm">
          <draw:text-box>
            <text:p>&lt;hello&gt;</text:p>
          </draw:text-box>
        </draw:frame>
        <draw:custom-shape draw:style-name="gr6" draw:text-style-name="P4" draw:layer="layout" svg:width="6.224cm" svg:height="0.65cm" svg:x="9.52cm" svg:y="8.414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324cm" svg:height="1.267cm" svg:x="9.977cm" svg:y="6.982cm">
          <draw:text-box>
            <text:p>&lt;get-schema&gt;</text:p>
          </draw:text-box>
        </draw:frame>
        <draw:frame draw:style-name="gr14" draw:text-style-name="P7" draw:layer="layout" svg:width="4.181cm" svg:height="3.631cm" svg:x="12.274cm" svg:y="10.758cm">
          <draw:text-box>
            <text:p text:style-name="P7"><text:span text:style-name="T3">modules</text:span><text:span text:style-name="T3"><text:line-break/></text:span><text:span text:style-name="T3">capabilities</text:span><text:span text:style-name="T3"><text:line-break/></text:span><text:span text:style-name="T3">revision-dates</text:span><text:span text:style-name="T3"><text:line-break/></text:span><text:span text:style-name="T3">enabled features</text:span><text:span text:style-name="T3"><text:line-break/></text:span><text:span text:style-name="T3">deviations</text:span></text:p>
          </draw:text-box>
        </draw:frame>
        <draw:custom-shape draw:style-name="gr15" draw:text-style-name="P4" draw:layer="layout" svg:width="0.672cm" svg:height="1.649cm" svg:x="13.511cm" svg:y="14.4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6.207cm" svg:height="1.353cm" svg:x="16.805cm" svg:y="12.244cm">
          <text:p text:style-name="P1"><text:span text:style-name="T2">server YANG fil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672cm" svg:height="1.389cm" svg:x="19.301cm" svg:y="10.71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13.951cm" svg:height="1.267cm" svg:x="5.616cm" svg:y="1.562cm">
          <draw:text-box>
            <text:p text:style-name="P8"><text:span text:style-name="T4">Automatic Schema Retrieval Procedure</text:span>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8-24T13:07:29</dc:date>
    <meta:print-date>2000-12-09T21:37:10</meta:print-date>
    <meta:editing-cycles>611</meta:editing-cycles>
    <meta:editing-duration>PT203H10M56S</meta:editing-duration>
    <meta:generator>OpenOffice.org/3.0$Unix OpenOffice.org_project/300m15$Build-9379</meta:generator>
    <dc:creator>Andy Bierman</dc:cre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